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  <style:text-properties style:font-name-complex="Calibri" fo:color="#000000" style:font-size-complex="12pt"/>
    </style:style>
    <style:style style:name="P2" style:parent-style-name="內文" style:family="paragraph">
      <style:text-properties style:font-name-complex="Calibri" fo:color="#000000" style:font-size-complex="12pt"/>
    </style:style>
    <style:style style:name="P3" style:parent-style-name="內文" style:family="paragraph">
      <style:text-properties style:font-name-complex="Calibri" fo:color="#000000" style:font-size-complex="12pt"/>
    </style:style>
    <style:style style:name="P4" style:parent-style-name="內文" style:family="paragraph">
      <style:text-properties style:font-name-complex="Calibri" fo:color="#000000" style:font-size-complex="12pt"/>
    </style:style>
    <style:style style:name="P5" style:parent-style-name="內文" style:family="paragraph">
      <style:text-properties style:font-name-complex="Calibri" fo:color="#000000" style:font-size-complex="12pt"/>
    </style:style>
    <style:style style:name="P6" style:parent-style-name="內文" style:family="paragraph">
      <style:text-properties style:font-name-complex="Calibri" fo:color="#000000" style:font-size-complex="12pt"/>
    </style:style>
    <style:style style:name="P7" style:parent-style-name="內文" style:family="paragraph">
      <style:text-properties style:font-name-complex="Calibri" fo:color="#000000" style:font-size-complex="12pt"/>
    </style:style>
    <style:style style:name="P8" style:parent-style-name="內文" style:family="paragraph">
      <style:text-properties style:font-name-complex="Calibri" fo:color="#000000" style:font-size-complex="12pt"/>
    </style:style>
    <style:style style:name="P9" style:parent-style-name="內文" style:family="paragraph">
      <style:text-properties style:font-name-complex="Calibri" fo:color="#000000" style:font-size-complex="12pt"/>
    </style:style>
    <style:style style:name="P10" style:parent-style-name="內文" style:family="paragraph">
      <style:text-properties style:font-name-complex="Calibri" fo:color="#000000" style:font-size-complex="12pt"/>
    </style:style>
    <style:style style:name="P11" style:parent-style-name="內文" style:family="paragraph">
      <style:text-properties style:font-name-complex="Calibri" fo:color="#000000" style:font-size-complex="12pt"/>
    </style:style>
    <style:style style:name="P12" style:parent-style-name="內文" style:family="paragraph">
      <style:text-properties style:font-name-complex="Calibri" fo:color="#000000" style:font-size-complex="12pt"/>
    </style:style>
    <style:style style:name="P13" style:parent-style-name="內文" style:family="paragraph">
      <style:text-properties style:font-name-complex="Calibri" fo:color="#000000" style:font-size-complex="12pt"/>
    </style:style>
    <style:style style:name="P14" style:parent-style-name="內文" style:family="paragraph">
      <style:text-properties style:font-name-complex="Calibri" fo:color="#000000" style:font-size-complex="12pt"/>
    </style:style>
    <style:style style:name="P15" style:parent-style-name="內文" style:family="paragraph">
      <style:text-properties style:font-name-complex="Calibri" fo:color="#000000" style:font-size-complex="12pt"/>
    </style:style>
    <style:style style:name="P16" style:parent-style-name="內文" style:family="paragraph">
      <style:text-properties style:font-name-complex="Calibri" fo:color="#000000" style:font-size-complex="12pt"/>
    </style:style>
    <style:style style:name="P17" style:parent-style-name="內文" style:family="paragraph">
      <style:text-properties style:font-name-complex="Calibri" fo:color="#000000" style:font-size-complex="12pt"/>
    </style:style>
    <style:style style:name="P18" style:parent-style-name="內文" style:family="paragraph">
      <style:text-properties style:font-name-complex="Calibri" fo:color="#000000" style:font-size-complex="12pt"/>
    </style:style>
    <style:style style:name="P19" style:parent-style-name="內文" style:family="paragraph">
      <style:text-properties style:font-name-complex="Calibri" fo:color="#000000" style:font-size-complex="12pt"/>
    </style:style>
    <style:style style:name="P20" style:parent-style-name="內文" style:family="paragraph">
      <style:text-properties style:font-name-complex="Calibri" fo:color="#000000" style:font-size-complex="12pt"/>
    </style:style>
    <style:style style:name="P21" style:parent-style-name="內文" style:family="paragraph">
      <style:text-properties style:font-name-complex="Calibri" fo:color="#000000" style:font-size-complex="12pt"/>
    </style:style>
    <style:style style:name="P22" style:parent-style-name="內文" style:family="paragraph">
      <style:text-properties style:font-name-complex="Calibri" fo:color="#000000" style:font-size-complex="12pt"/>
    </style:style>
    <style:style style:name="P23" style:parent-style-name="內文" style:family="paragraph">
      <style:text-properties style:font-name-complex="Calibri" fo:color="#000000" style:font-size-complex="12pt"/>
    </style:style>
    <style:style style:name="P24" style:parent-style-name="內文" style:family="paragraph">
      <style:text-properties style:font-name-complex="Calibri" fo:color="#000000" style:font-size-complex="12pt"/>
    </style:style>
    <style:style style:name="P25" style:parent-style-name="內文" style:family="paragraph">
      <style:text-properties style:font-name-complex="Calibri" fo:color="#000000" style:font-size-complex="12pt"/>
    </style:style>
    <style:style style:name="P26" style:parent-style-name="內文" style:family="paragraph">
      <style:text-properties style:font-name-complex="Calibri" fo:color="#000000" style:font-size-complex="12pt"/>
    </style:style>
    <style:style style:name="P27" style:parent-style-name="內文" style:family="paragraph">
      <style:text-properties style:font-name-complex="Calibri" fo:color="#000000" style:font-size-complex="12pt"/>
    </style:style>
    <style:style style:name="P28" style:parent-style-name="內文" style:family="paragraph">
      <style:text-properties style:font-name-complex="Calibri" fo:color="#000000" style:font-size-complex="12pt"/>
    </style:style>
    <style:style style:name="P29" style:parent-style-name="內文" style:family="paragraph">
      <style:text-properties style:font-name-complex="Calibri" fo:color="#000000" style:font-size-complex="12pt"/>
    </style:style>
    <style:style style:name="P30" style:parent-style-name="內文" style:family="paragraph">
      <style:text-properties style:font-name-complex="Calibri" fo:color="#000000" style:font-size-complex="12pt"/>
    </style:style>
    <style:style style:name="P31" style:parent-style-name="內文" style:family="paragraph">
      <style:text-properties style:font-name-complex="Calibri" fo:color="#000000" style:font-size-complex="12pt"/>
    </style:style>
    <style:style style:name="P32" style:parent-style-name="內文" style:family="paragraph">
      <style:text-properties style:font-name-complex="Calibri" fo:color="#000000" style:font-size-complex="12pt"/>
    </style:style>
    <style:style style:name="P33" style:parent-style-name="內文" style:family="paragraph">
      <style:text-properties style:font-name-complex="Calibri" fo:color="#000000" style:font-size-complex="12pt"/>
    </style:style>
    <style:style style:name="P34" style:parent-style-name="內文" style:family="paragraph">
      <style:text-properties style:font-name-complex="Calibri" fo:color="#000000" style:font-size-complex="12pt"/>
    </style:style>
    <style:style style:name="P35" style:parent-style-name="內文" style:family="paragraph">
      <style:text-properties style:font-name-complex="Calibri" fo:color="#000000" style:font-size-complex="12pt"/>
    </style:style>
    <style:style style:name="P36" style:parent-style-name="內文" style:family="paragraph">
      <style:text-properties style:font-name-complex="Calibri" fo:color="#000000" style:font-size-complex="12pt"/>
    </style:style>
    <style:style style:name="P37" style:parent-style-name="內文" style:family="paragraph">
      <style:text-properties style:font-name-complex="Calibri" fo:color="#000000" style:font-size-complex="12pt"/>
    </style:style>
    <style:style style:name="P38" style:parent-style-name="內文" style:family="paragraph">
      <style:text-properties style:font-name-complex="Calibri" fo:color="#000000" style:font-size-complex="12pt"/>
    </style:style>
    <style:style style:name="P39" style:parent-style-name="內文" style:family="paragraph">
      <style:text-properties style:font-name-complex="Calibri" fo:color="#000000" style:font-size-complex="12pt"/>
    </style:style>
    <style:style style:name="P40" style:parent-style-name="內文" style:family="paragraph">
      <style:text-properties style:font-name-complex="Calibri" fo:color="#000000" style:font-size-complex="12pt"/>
    </style:style>
    <style:style style:name="P41" style:parent-style-name="內文" style:family="paragraph">
      <style:text-properties style:font-name-complex="Calibri" fo:color="#000000" style:font-size-complex="12pt"/>
    </style:style>
    <style:style style:name="P42" style:parent-style-name="內文" style:family="paragraph">
      <style:text-properties style:font-name-complex="Calibri" fo:color="#000000" style:font-size-complex="12pt"/>
    </style:style>
    <style:style style:name="P43" style:parent-style-name="內文" style:family="paragraph">
      <style:text-properties style:font-name-complex="Calibri" fo:color="#000000" style:font-size-complex="12pt"/>
    </style:style>
    <style:style style:name="P44" style:parent-style-name="內文" style:family="paragraph">
      <style:text-properties style:font-name-complex="Calibri" fo:color="#000000" style:font-size-complex="12pt"/>
    </style:style>
    <style:style style:name="P45" style:parent-style-name="內文" style:family="paragraph">
      <style:text-properties style:font-name-complex="Calibri" fo:color="#000000" style:font-size-complex="12pt"/>
    </style:style>
    <style:style style:name="P46" style:parent-style-name="內文" style:family="paragraph">
      <style:text-properties style:font-name-complex="Calibri" fo:color="#000000" style:font-size-complex="12pt"/>
    </style:style>
    <style:style style:name="P47" style:parent-style-name="內文" style:family="paragraph">
      <style:text-properties style:font-name-complex="Calibri" fo:color="#000000" style:font-size-complex="12pt"/>
    </style:style>
    <style:style style:name="P48" style:parent-style-name="內文" style:family="paragraph">
      <style:text-properties style:font-name-complex="Calibri" fo:color="#000000" style:font-size-complex="12pt"/>
    </style:style>
    <style:style style:name="P49" style:parent-style-name="內文" style:family="paragraph">
      <style:text-properties style:font-name-complex="Calibri" fo:color="#000000" style:font-size-complex="12pt"/>
    </style:style>
    <style:style style:name="P50" style:parent-style-name="內文" style:family="paragraph">
      <style:text-properties style:font-name-complex="Calibri" fo:color="#000000" style:font-size-complex="12pt"/>
    </style:style>
    <style:style style:name="P51" style:parent-style-name="內文" style:family="paragraph">
      <style:text-properties style:font-name-complex="Calibri" fo:color="#000000" style:font-size-complex="12pt"/>
    </style:style>
    <style:style style:name="P52" style:parent-style-name="內文" style:family="paragraph">
      <style:text-properties style:font-name-complex="Calibri" fo:color="#000000" style:font-size-complex="12pt"/>
    </style:style>
    <style:style style:name="P53" style:parent-style-name="內文" style:family="paragraph">
      <style:text-properties style:font-name-complex="Calibri" fo:color="#000000" style:font-size-complex="12pt"/>
    </style:style>
    <style:style style:name="P54" style:parent-style-name="內文" style:family="paragraph">
      <style:text-properties style:font-name-complex="Calibri" fo:color="#000000" style:font-size-complex="12pt"/>
    </style:style>
    <style:style style:name="P55" style:parent-style-name="內文" style:family="paragraph">
      <style:text-properties style:font-name-complex="Calibri" fo:color="#000000" style:font-size-complex="12pt"/>
    </style:style>
    <style:style style:name="P56" style:parent-style-name="內文" style:family="paragraph">
      <style:text-properties style:font-name-complex="Calibri" fo:color="#000000" style:font-size-complex="12pt"/>
    </style:style>
    <style:style style:name="P57" style:parent-style-name="內文" style:family="paragraph">
      <style:text-properties style:font-name-complex="Calibri" fo:color="#000000" style:font-size-complex="12pt"/>
    </style:style>
    <style:style style:name="P58" style:parent-style-name="內文" style:family="paragraph">
      <style:text-properties style:font-name-complex="Calibri" fo:color="#000000" style:font-size-complex="12pt"/>
    </style:style>
    <style:style style:name="P59" style:parent-style-name="內文" style:family="paragraph">
      <style:text-properties style:font-name-complex="Calibri" fo:color="#000000" style:font-size-complex="12pt"/>
    </style:style>
    <style:style style:name="P60" style:parent-style-name="內文" style:family="paragraph">
      <style:text-properties style:font-name-complex="Calibri" fo:color="#000000" style:font-size-complex="12pt"/>
    </style:style>
    <style:style style:name="P61" style:parent-style-name="內文" style:family="paragraph">
      <style:text-properties style:font-name-complex="Calibri" fo:color="#000000" style:font-size-complex="12pt"/>
    </style:style>
    <style:style style:name="P62" style:parent-style-name="內文" style:family="paragraph">
      <style:text-properties style:font-name-complex="Calibri" fo:color="#000000" style:font-size-complex="12pt"/>
    </style:style>
    <style:style style:name="P63" style:parent-style-name="內文" style:family="paragraph">
      <style:text-properties style:font-name-complex="Calibri" fo:color="#000000" style:font-size-complex="12pt"/>
    </style:style>
    <style:style style:name="P64" style:parent-style-name="內文" style:family="paragraph">
      <style:text-properties style:font-name-complex="Calibri" fo:color="#000000" style:font-size-complex="12pt"/>
    </style:style>
    <style:style style:name="P65" style:parent-style-name="內文" style:family="paragraph">
      <style:text-properties style:font-name-complex="Calibri" fo:color="#000000" style:font-size-complex="12pt"/>
    </style:style>
    <style:style style:name="P66" style:parent-style-name="內文" style:family="paragraph">
      <style:text-properties style:font-name-complex="Calibri" fo:color="#000000" style:font-size-complex="12pt"/>
    </style:style>
    <style:style style:name="P67" style:parent-style-name="內文" style:family="paragraph">
      <style:text-properties style:font-name-complex="Calibri" fo:color="#000000" style:font-size-complex="12pt"/>
    </style:style>
    <style:style style:name="P68" style:parent-style-name="內文" style:family="paragraph">
      <style:text-properties style:font-name-complex="Calibri" fo:color="#000000" style:font-size-complex="12pt"/>
    </style:style>
    <style:style style:name="P69" style:parent-style-name="內文" style:family="paragraph">
      <style:text-properties style:font-name-complex="Calibri" fo:color="#000000" style:font-size-complex="12pt"/>
    </style:style>
    <style:style style:name="P70" style:parent-style-name="內文" style:family="paragraph">
      <style:text-properties style:font-name-complex="Calibri" fo:color="#000000" style:font-size-complex="12pt"/>
    </style:style>
    <style:style style:name="P71" style:parent-style-name="內文" style:family="paragraph">
      <style:text-properties style:font-name-complex="Calibri" fo:color="#000000" style:font-size-complex="12pt"/>
    </style:style>
    <style:style style:name="P72" style:parent-style-name="內文" style:family="paragraph">
      <style:text-properties style:font-name-complex="Calibri" fo:color="#000000" style:font-size-complex="12pt"/>
    </style:style>
    <style:style style:name="P73" style:parent-style-name="內文" style:family="paragraph">
      <style:text-properties style:font-name-complex="Calibri" fo:color="#000000" style:font-size-complex="12pt"/>
    </style:style>
    <style:style style:name="P74" style:parent-style-name="內文" style:family="paragraph">
      <style:text-properties style:font-name-complex="Calibri" fo:color="#000000" style:font-size-complex="12pt"/>
    </style:style>
    <style:style style:name="P75" style:parent-style-name="內文" style:family="paragraph">
      <style:text-properties style:font-name-complex="Calibri" fo:color="#000000" style:font-size-complex="12pt"/>
    </style:style>
    <style:style style:name="P76" style:parent-style-name="內文" style:family="paragraph">
      <style:text-properties style:font-name-complex="Calibri" fo:color="#000000" style:font-size-complex="12pt"/>
    </style:style>
    <style:style style:name="P77" style:parent-style-name="內文" style:family="paragraph">
      <style:text-properties style:font-name-complex="Calibri" fo:color="#000000" style:font-size-complex="12pt"/>
    </style:style>
    <style:style style:name="P78" style:parent-style-name="內文" style:family="paragraph">
      <style:text-properties style:font-name-complex="Calibri" fo:color="#000000" style:font-size-complex="12pt"/>
    </style:style>
    <style:style style:name="P79" style:parent-style-name="內文" style:family="paragraph">
      <style:text-properties style:font-name-complex="Calibri" fo:color="#000000" style:font-size-complex="12pt"/>
    </style:style>
    <style:style style:name="P80" style:parent-style-name="內文" style:family="paragraph">
      <style:text-properties style:font-name-complex="Calibri" fo:color="#000000" style:font-size-complex="12pt"/>
    </style:style>
    <style:style style:name="P81" style:parent-style-name="內文" style:family="paragraph">
      <style:text-properties style:font-name-complex="Calibri" fo:color="#000000" style:font-size-complex="12pt"/>
    </style:style>
    <style:style style:name="P82" style:parent-style-name="內文" style:family="paragraph">
      <style:text-properties style:font-name-complex="Calibri" fo:color="#000000" style:font-size-complex="12pt"/>
    </style:style>
    <style:style style:name="P83" style:parent-style-name="內文" style:family="paragraph">
      <style:text-properties style:font-name-complex="Calibri" fo:color="#000000" style:font-size-complex="12pt"/>
    </style:style>
    <style:style style:name="T84" style:parent-style-name="預設段落字型" style:family="text">
      <style:text-properties style:font-name-complex="Calibri" fo:color="#000000" style:font-size-complex="12pt"/>
    </style:style>
    <style:style style:name="T85" style:parent-style-name="預設段落字型" style:family="text">
      <style:text-properties style:font-name-complex="Calibri" fo:color="#000000" style:font-size-complex="12pt"/>
    </style:style>
    <style:style style:name="T86" style:parent-style-name="預設段落字型" style:family="text">
      <style:text-properties style:font-name-complex="Calibri" fo:color="#000000" style:font-size-complex="12pt"/>
    </style:style>
    <style:style style:name="T87" style:parent-style-name="預設段落字型" style:family="text">
      <style:text-properties style:font-name-complex="Calibri" fo:color="#000000" style:font-size-complex="12pt"/>
    </style:style>
    <style:style style:name="T88" style:parent-style-name="預設段落字型" style:family="text">
      <style:text-properties style:font-name-complex="Calibri" fo:color="#000000" style:font-size-complex="12pt"/>
    </style:style>
    <style:style style:name="T89" style:parent-style-name="預設段落字型" style:family="text">
      <style:text-properties style:font-name-complex="Calibri" fo:color="#000000" style:font-size-complex="12pt"/>
    </style:style>
    <style:style style:name="T90" style:parent-style-name="預設段落字型" style:family="text">
      <style:text-properties style:font-name-complex="Calibri" fo:color="#000000" style:font-size-complex="12pt"/>
    </style:style>
    <style:style style:name="T91" style:parent-style-name="預設段落字型" style:family="text">
      <style:text-properties style:font-name-complex="Calibri" fo:color="#000000" style:font-size-complex="12pt"/>
    </style:style>
    <style:style style:name="T92" style:parent-style-name="預設段落字型" style:family="text">
      <style:text-properties style:font-name-complex="Calibri" fo:color="#000000" style:font-size-complex="12pt"/>
    </style:style>
    <style:style style:name="T93" style:parent-style-name="預設段落字型" style:family="text">
      <style:text-properties style:font-name-complex="Calibri" fo:color="#000000" style:font-size-complex="12pt"/>
    </style:style>
    <style:style style:name="T94" style:parent-style-name="預設段落字型" style:family="text">
      <style:text-properties style:font-name-complex="Calibri" fo:color="#000000" style:font-size-complex="12pt"/>
    </style:style>
    <style:style style:name="T95" style:parent-style-name="預設段落字型" style:family="text">
      <style:text-properties style:font-name-complex="Calibri" fo:color="#000000" style:font-size-complex="12pt"/>
    </style:style>
  </office:automatic-styles>
  <office:body>
    <office:text text:use-soft-page-breaks="true">
      <text:p text:style-name="P1">環狀線Y14中原站發車時刻</text:p>
      <text:p text:style-name="P2">1月台往新北產業園區站平常日</text:p>
      <text:p text:style-name="P3">6時2、10、17、26、32、37、42、49、55、58分</text:p>
      <text:p text:style-name="P4">7時3、8、12、17、22、27、31、36、41、46、51、57分</text:p>
      <text:p text:style-name="P5">8時1、6、11、16、21、25、30、34、39、44、50、55分</text:p>
      <text:p text:style-name="P6">9時0、5、10、17、24、32、40、49、57分</text:p>
      <text:p text:style-name="P7">10時4、10、17、24、32、39、47、55分</text:p>
      <text:p text:style-name="P8">11時3、11、18、26、33、41、48、56分</text:p>
      <text:p text:style-name="P9">12時3、11、18、26、33、41、48、56分</text:p>
      <text:p text:style-name="P10">13時3、11、18、26、33、41、48、56分</text:p>
      <text:p text:style-name="P11">14時3、11、18、26、33、41、48、56分</text:p>
      <text:p text:style-name="P12">15時3、11、18、26、33、41、48、56分</text:p>
      <text:p text:style-name="P13">16時3、11、18、26、33、39、45、49、54、59分</text:p>
      <text:p text:style-name="P14">17時4、9、14、18、22、28、32、37、42、48、52、57分</text:p>
      <text:p text:style-name="P15">18時2、7、11、16、21、25、30、35、40、44、51、56分</text:p>
      <text:p text:style-name="P16">19時1、5、10、15、19、24、29、34、39、46、56分</text:p>
      <text:p text:style-name="P17">20時7、17、26、36、46、55分</text:p>
      <text:p text:style-name="P18">21時5、15、25、35、45、55分</text:p>
      <text:p text:style-name="P19">22時6、16、26、36、46、54分</text:p>
      <text:p text:style-name="P20">23時4、14、21、29、42、53分</text:p>
      <text:p text:style-name="P21">24時6、17分</text:p>
      <text:p text:style-name="P22"/>
      <text:p text:style-name="P23">1月台往新北產業園區站週六、週日及國定假日</text:p>
      <text:p text:style-name="P24">6時02、10、17、26、34、43、51、58分</text:p>
      <text:p text:style-name="P25">7時05、14、25、35、45、56分</text:p>
      <text:p text:style-name="P26">8時06、16、26、36、46、56分</text:p>
      <text:p text:style-name="P27">9時06、16、25、34、41、49、56分</text:p>
      <text:p text:style-name="P28">10時03、11、18、26、33、41、48、56分</text:p>
      <text:p text:style-name="P29">11時03、11、18、26、33、41、48、56分</text:p>
      <text:p text:style-name="P30">12時03、11、18、26、33、41、48、56分</text:p>
      <text:p text:style-name="P31">13時03、11、18、26、33、41、48、56分</text:p>
      <text:p text:style-name="P32">14時03、11、18、26、33、41、48、56分</text:p>
      <text:p text:style-name="P33">15時03、11、18、26、33、41、48、56分</text:p>
      <text:p text:style-name="P34">16時03、11、18、26、33、41、48、56分</text:p>
      <text:p text:style-name="P35">17時03、11、18、26、33、41、48、56分</text:p>
      <text:p text:style-name="P36">18時05、16、26、35、46、56分</text:p>
      <text:p text:style-name="P37">19時06、16、26、36、46、56分</text:p>
      <text:p text:style-name="P38">20時06、16、26、36、46、56分</text:p>
      <text:soft-page-break/>
      <text:p text:style-name="P39">21時06、16、26、36、46、56分</text:p>
      <text:p text:style-name="P40">22時06、16、26、36、46、56分</text:p>
      <text:p text:style-name="P41">23時05、14、21、29、42、53分</text:p>
      <text:p text:style-name="P42">24時06、17分</text:p>
      <text:p text:style-name="P43"/>
      <text:p text:style-name="P44">2月台往大坪林站平常日</text:p>
      <text:p text:style-name="P45">6時、9、16、21、29、36、43、51、59分</text:p>
      <text:p text:style-name="P46">7時、9、15、20、26、30、35、40、45、49、54、59分</text:p>
      <text:p text:style-name="P47">8時、9、13、19、24、29、34、38、43、48、53、57分</text:p>
      <text:p text:style-name="P48">9時、7、12、17、21、27、33、38、44、51、59分</text:p>
      <text:p text:style-name="P49">10時6、14、23、31、37、44、52、59分</text:p>
      <text:p text:style-name="P50">11時7、14、22、29、37、44、52、59分</text:p>
      <text:p text:style-name="P51">12時7、14、22、29、37、44、52、59分</text:p>
      <text:p text:style-name="P52">13時7、14、22、29、37、44、52、59分</text:p>
      <text:p text:style-name="P53">14時7、14、22、29、37、44、52、59分</text:p>
      <text:p text:style-name="P54">15時7、14、22、29、37、44、52、59分</text:p>
      <text:p text:style-name="P55">16時7、14、22、30、37、45、51、59分</text:p>
      <text:p text:style-name="P56">17時6、11、17、21、26、31、36、40、45、50、54、59分</text:p>
      <text:p text:style-name="P57">18時4、9、13、20、25、29、34、39、44、48、53、58分</text:p>
      <text:p text:style-name="P58">19時2、7、12、17、23、28、33、37、42、46、51、56分</text:p>
      <text:p text:style-name="P59">20時1、8、17、26、36、46、56分</text:p>
      <text:p text:style-name="P60">21時6、16、26、36、46、56分</text:p>
      <text:p text:style-name="P61">22時6、16、26、36、44、53分</text:p>
      <text:p text:style-name="P62">23時3、13、24、32、40、48、56分</text:p>
      <text:p text:style-name="P63">24時4、16分</text:p>
      <text:p text:style-name="P64"/>
      <text:p text:style-name="P65">2月台往大坪林站週六、週日及國定假日</text:p>
      <text:p text:style-name="P66">6時00、08、16、21、28、37、45、54分</text:p>
      <text:p text:style-name="P67">7時04、14、24、35、45、55分</text:p>
      <text:p text:style-name="P68">8時06、16、26、36、46、56分</text:p>
      <text:p text:style-name="P69">9時06、16、26、35、44、52分</text:p>
      <text:p text:style-name="P70">10時00、07、15、22、30、37、45、52分</text:p>
      <text:p text:style-name="P71">11時00、07、15、22、30、37、45、52分</text:p>
      <text:p text:style-name="P72">12時00、07、15、22、30、37、45、52分</text:p>
      <text:p text:style-name="P73">13時00、07、15、22、30、37、45、52分</text:p>
      <text:p text:style-name="P74">14時00、07、15、22、30、37、45、52分</text:p>
      <text:p text:style-name="P75">15時00、07、15、22、30、37、45、52分</text:p>
      <text:p text:style-name="P76">16時00、07、15、22、30、37、45、52分</text:p>
      <text:soft-page-break/>
      <text:p text:style-name="P77">17時00、07、15、22、30、38、45、52分</text:p>
      <text:p text:style-name="P78">18時06、16、26、36、46、56分</text:p>
      <text:p text:style-name="P79">19時06、16、26、36、46、56分</text:p>
      <text:p text:style-name="P80">20時06、16、26、36、46、56分</text:p>
      <text:p text:style-name="P81">21時06、16、26、36、46、56分</text:p>
      <text:p text:style-name="P82">22時06、16、26、35、44、53分</text:p>
      <text:p text:style-name="P83">23時03、13、24、32、40、48、56分</text:p>
      <text:p text:style-name="內文"><text:span text:style-name="T84">24</text:span><text:span text:style-name="T85">時</text:span><text:span text:style-name="T86">04</text:span><text:span text:style-name="T87">、</text:span><text:span text:style-name="T88">16</text:span><text:span text:style-name="T89">、</text:span><text:span text:style-name="T90">28</text:span><text:span text:style-name="T91">、</text:span><text:span text:style-name="T92">40</text:span><text:span text:style-name="T93">、</text:span><text:span text:style-name="T94">52</text:span><text:span text:style-name="T95">分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陳可虔</meta:initial-creator>
    <dc:creator>馮道弘</dc:creator>
    <meta:creation-date>2025-07-28T03:43:00Z</meta:creation-date>
    <dc:date>2025-07-28T03:43:00Z</dc:date>
    <meta:template xlink:href="Normal.dotm" xlink:type="simple"/>
    <meta:editing-cycles>2</meta:editing-cycles>
    <meta:editing-duration>PT240S</meta:editing-duration>
    <meta:document-statistic meta:page-count="3" meta:paragraph-count="4" meta:word-count="310" meta:character-count="2075" meta:row-count="14" meta:non-whitespace-character-count="1769"/>
  </office:meta>
</office:document-meta>
</file>